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officeooo:rsid="001615e9" officeooo:paragraph-rsid="001615e9" style:font-size-asian="14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fo:font-size="16pt" officeooo:rsid="001615e9" officeooo:paragraph-rsid="001615e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6480f" officeooo:paragraph-rsid="0016480f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71ff3" officeooo:paragraph-rsid="00171ff3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aeb8f" officeooo:paragraph-rsid="001aeb8f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aeb8f" officeooo:paragraph-rsid="0024b4c4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c7562" officeooo:paragraph-rsid="001c7562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24b4c4" officeooo:paragraph-rsid="0024b4c4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4b4c4" officeooo:paragraph-rsid="0024b4c4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24bc50" officeooo:paragraph-rsid="0024bc50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26ceb4" officeooo:paragraph-rsid="0026ceb4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1615e9" officeooo:paragraph-rsid="001615e9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font-size="20pt" officeooo:rsid="00171ff3" officeooo:paragraph-rsid="00171ff3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24bc50" officeooo:paragraph-rsid="0024bc50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615e9" officeooo:paragraph-rsid="001615e9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71ff3" officeooo:paragraph-rsid="00185f1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71ff3" officeooo:paragraph-rsid="00171ff3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85f19" officeooo:paragraph-rsid="00185f19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8bae0" officeooo:paragraph-rsid="0018bae0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8bae0" officeooo:paragraph-rsid="001c7562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c7562" officeooo:paragraph-rsid="001c7562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95ec9" officeooo:paragraph-rsid="0022017f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30d7b" officeooo:paragraph-rsid="0022017f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230d7b" officeooo:paragraph-rsid="00230d7b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24b4c4" officeooo:paragraph-rsid="0024b4c4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4bc50" officeooo:paragraph-rsid="0024bc50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24ef02" officeooo:paragraph-rsid="0024ef02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281cca" officeooo:paragraph-rsid="00281cca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28ccdd" officeooo:paragraph-rsid="0028ccdd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ba7c6" officeooo:paragraph-rsid="002ba7c6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26ceb4" officeooo:paragraph-rsid="0026ceb4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2d531e" officeooo:paragraph-rsid="002d531e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281cca" officeooo:paragraph-rsid="0028ccdd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2f643d" officeooo:paragraph-rsid="002f643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8ccdd" officeooo:paragraph-rsid="0028ccd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ba7c6" officeooo:paragraph-rsid="0028ccd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d531e" officeooo:paragraph-rsid="002d53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29231" officeooo:paragraph-rsid="0032923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20pt" fo:font-weight="normal" officeooo:rsid="00320f40" officeooo:paragraph-rsid="00320f40" style:font-size-asian="20pt" style:font-weight-asian="normal" style:font-size-complex="2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weight="normal" officeooo:rsid="00320f40" officeooo:paragraph-rsid="00320f40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6pt" officeooo:rsid="001615e9" officeooo:paragraph-rsid="001615e9" style:font-size-asian="14pt" style:font-size-complex="16pt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-color="#eeeeee"/>
      <style:paragraph-properties fo:text-align="center" style:writing-mode="lr-tb"/>
    </style:style>
    <style:style style:name="P45" style:family="paragraph">
      <loext:graphic-properties draw:fill-color="#eeeeee"/>
      <style:paragraph-properties style:writing-mode="lr-tb"/>
    </style:style>
    <style:style style:name="T1" style:family="text">
      <style:text-properties officeooo:rsid="0016480f"/>
    </style:style>
    <style:style style:name="T2" style:family="text">
      <style:text-properties officeooo:rsid="00185f19"/>
    </style:style>
    <style:style style:name="T3" style:family="text">
      <style:text-properties officeooo:rsid="0018bae0"/>
    </style:style>
    <style:style style:name="T4" style:family="text">
      <style:text-properties officeooo:rsid="00195ec9"/>
    </style:style>
    <style:style style:name="T5" style:family="text">
      <style:text-properties officeooo:rsid="0020d3a3"/>
    </style:style>
    <style:style style:name="T6" style:family="text">
      <style:text-properties officeooo:rsid="00171ff3"/>
    </style:style>
    <style:style style:name="T7" style:family="text">
      <style:text-properties officeooo:rsid="0022017f"/>
    </style:style>
    <style:style style:name="T8" style:family="text">
      <style:text-properties officeooo:rsid="00230d7b"/>
    </style:style>
    <style:style style:name="T9" style:family="text">
      <style:text-properties officeooo:rsid="0024b4c4"/>
    </style:style>
    <style:style style:name="T10" style:family="text">
      <style:text-properties officeooo:rsid="0024bc50"/>
    </style:style>
    <style:style style:name="T11" style:family="text">
      <style:text-properties officeooo:rsid="0024ef02"/>
    </style:style>
    <style:style style:name="T12" style:family="text">
      <style:text-properties officeooo:rsid="0028ccd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f643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f1c38" style:font-weight-asian="normal" style:font-weight-complex="normal"/>
    </style:style>
    <style:style style:name="T17" style:family="text">
      <style:text-properties fo:font-weight="normal" officeooo:rsid="002f643d" style:font-weight-asian="normal" style:font-weight-complex="normal"/>
    </style:style>
    <style:style style:name="T18" style:family="text">
      <style:text-properties officeooo:rsid="002a7435"/>
    </style:style>
    <style:style style:name="T19" style:family="text">
      <style:text-properties officeooo:rsid="002d531e"/>
    </style:style>
    <style:style style:name="T20" style:family="text">
      <style:text-properties officeooo:rsid="002f643d"/>
    </style:style>
    <style:style style:name="T21" style:family="text">
      <style:text-properties officeooo:rsid="00339a3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eeeeee" draw:textarea-horizontal-align="justify" draw:textarea-vertical-align="middle" draw:auto-grow-height="false" fo:min-height="1.722cm" fo:min-width="3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eeeeee" draw:textarea-horizontal-align="justify" draw:textarea-vertical-align="middle" draw:auto-grow-height="false" fo:min-height="1.722cm" fo:min-width="2.7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sign Document</text:p>
      <text:p text:style-name="P13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 table:number-columns-repeated="3"/>
        <table:table-column table:style-name="Table1.D"/>
        <table:table-row table:style-name="TableLine2782153049392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version</text:p>
          </table:table-cell>
          <table:table-cell table:style-name="Table1.A1" office:value-type="string">
            <text:p text:style-name="P2">remark</text:p>
          </table:table-cell>
          <table:table-cell table:style-name="Table1.D1" office:value-type="string">
            <text:p text:style-name="P2">author</text:p>
          </table:table-cell>
        </table:table-row>
        <table:table-row table:style-name="TableLine2782153053200">
          <table:table-cell table:style-name="Table1.A2" office:value-type="string">
            <text:p text:style-name="P2">1/<text:span text:style-name="T8">1</text:span>/2022</text:p>
          </table:table-cell>
          <table:table-cell table:style-name="Table1.A2" office:value-type="string">
            <text:p text:style-name="P2">0.1.0</text:p>
          </table:table-cell>
          <table:table-cell table:style-name="Table1.A2" office:value-type="string">
            <text:p text:style-name="P2">Initial release</text:p>
          </table:table-cell>
          <table:table-cell table:style-name="Table1.D2" office:value-type="string">
            <text:p text:style-name="P9">Y. C. Lam</text:p>
          </table:table-cell>
        </table:table-row>
        <table:table-row table:style-name="TableLine278215305347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Line2782153036608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Line2782153043136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><text:soft-page-break/>Table of Content</text:p>
      <text:p text:style-name="P1"/>
      <text:p text:style-name="P1"><text:a xlink:type="simple" xlink:href="#Introduction|region" text:style-name="Internet_20_link" text:visited-style-name="Visited_20_Internet_20_Link">Introduction</text:a></text:p>
      <text:p text:style-name="P1"><text:tab/><text:a xlink:type="simple" xlink:href="#Section1|region" text:style-name="Internet_20_link" text:visited-style-name="Visited_20_Internet_20_Link">Background</text:a></text:p>
      <text:p text:style-name="P1"><text:tab/>Overall Design</text:p>
      <text:p text:style-name="P1"/>
      <text:p text:style-name="P5">Type System</text:p>
      <text:p text:style-name="P6"><text:tab/><text:span text:style-name="T9">Nan Boxing</text:span></text:p>
      <text:p text:style-name="P10"><text:tab/>Typed Object</text:p>
      <text:p text:style-name="P5"><text:tab/>Common field analyse</text:p>
      <text:p text:style-name="P5"><text:tab/>Unified data field layout</text:p>
      <text:p text:style-name="P5"/>
      <text:p text:style-name="P1">Runtime</text:p>
      <text:p text:style-name="P1"><text:tab/>String interning</text:p>
      <text:p text:style-name="P1"><text:tab/>Object allocator</text:p>
      <text:p text:style-name="P1"><text:tab/>Garbage collector</text:p>
      <text:p text:style-name="P1"><text:tab/><text:span text:style-name="T10">Execution flow</text:span></text:p>
      <text:p text:style-name="P1"/>
      <text:p text:style-name="P1">Bytecode</text:p>
      <text:p text:style-name="P1"><text:tab/>Generation</text:p>
      <text:p text:style-name="P1"><text:tab/>Optimization</text:p>
      <text:p text:style-name="P1"><text:tab/>Inlining</text:p>
      <text:p text:style-name="P1"/>
      <text:p text:style-name="P1">Closure Generation</text:p>
      <text:p text:style-name="P1"><text:tab/>Capture Stack</text:p>
      <text:p text:style-name="P1"><text:tab/>Capturing variables</text:p>
      <text:p text:style-name="P1"/>
      <text:p text:style-name="P1">Baseline Interpreter</text:p>
      <text:p text:style-name="P1"><text:tab/>Async and Generator breakpoints</text:p>
      <text:p text:style-name="P1"><text:tab/>Loop analyse</text:p>
      <text:p text:style-name="P1"><text:tab/>Call Site analyse</text:p>
      <text:p text:style-name="P1"><text:tab/>Debugging support</text:p>
      <text:p text:style-name="P1"/>
      <text:p text:style-name="P1">Baseline <text:span text:style-name="T1">Tier</text:span></text:p>
      <text:p text:style-name="P1"><text:tab/>Speculation</text:p>
      <text:p text:style-name="P1"><text:tab/><text:span text:style-name="T1">Debugging support</text:span></text:p>
      <text:p text:style-name="P1"/>
      <text:p text:style-name="P1"/>
      <text:p text:style-name="P3">Optimized Tier</text:p>
      <text:p text:style-name="P3"><text:soft-page-break/><text:tab/>De-optimization</text:p>
      <text:p text:style-name="P3"/>
      <text:section text:style-name="Sect1" text:name="Introduction">
        <text:p text:style-name="P14">Introduction</text:p>
      </text:section>
      <text:section text:style-name="Sect1" text:name="Section1">
        <text:p text:style-name="P4">Background</text:p>
        <text:p text:style-name="P18"/>
        <text:p text:style-name="P17">Typescript <text:span text:style-name="T7">is </text:span>a superset of JavaScript has been slowly replacing JavaScript on the web. <text:span text:style-name="T7">However, c</text:span>urrent JavaScript engines does not <text:span text:style-name="T7">executes</text:span> Typescript, instead the developer transpiles Typescript into JavaScript <text:span text:style-name="T7">in order to be executed.</text:span> It is certain that introduction of types boosts the performance of scripts, <text:span text:style-name="T2">yet behind the scene the JavaScript Engine speculates and generates a variety of compiled functions </text:span><text:span text:style-name="T7">in different compiling stage, </text:span><text:span text:style-name="T2">resulting in a huge overhead and memory usage.</text:span></text:p>
        <text:p text:style-name="P19"/>
        <text:p text:style-name="P19">Web Assembly <text:span text:style-name="T7">is </text:span><text:span text:style-name="T3">an assembly language that was release in 2017 introduced an alternative to JavaScript for executing programs in near native performance. </text:span><text:span text:style-name="T7">Web Assembly is initially designed to run alongside JavaScript. However,</text:span><text:span text:style-name="T3"> the overhead of bridging JavaScript and Web Assembly is huge. In some cases, the overhead is even larger then the execution time of the assembly.</text:span></text:p>
        <text:p text:style-name="P19"/>
        <text:p text:style-name="P20">This project aims to combine the fast execution speed of Web Assembly and the Typed system of Typescript. <text:s/>With a Typed system introduced, memory layout of Objects are known at compile time, <text:s/></text:p>
        <text:p text:style-name="P20">Web Assembly can perform native Assembly instructions on Objects and possibly inlining functions. </text:p>
        <text:p text:style-name="P20"/>
        <text:p text:style-name="P21">This project also implements a JavaScript engine to increase compatibility <text:span text:style-name="T21">for users</text:span><text:span text:style-name="T4"> transiting from </text:span></text:p>
        <text:p text:style-name="P23">JavaScript to Typescript and Web Assembly.</text:p>
        <text:p text:style-name="P24"/>
        <text:p text:style-name="P25">This project uses the Rust programming language as the primary coding language.</text:p>
        <text:p text:style-name="P23"><text:span text:style-name="T6">Rust, </text:span><text:span text:style-name="T5">is </text:span><text:span text:style-name="T6">a programming language that features memory safety and a sophisticated build system </text:span><text:span text:style-name="T8">which</text:span><text:span text:style-name="T6"> has gain momentum in the past few years. </text:span><text:span text:style-name="T8">It is on its seventh year being the most loved language on Stack Overflow survey.</text:span></text:p>
      </text:section>
      <text:p text:style-name="P22"/>
      <text:p text:style-name="P7">Overall Design</text:p>
      <text:p text:style-name="P22"/>
      <text:p text:style-name="P26">The engine features a TypeScript and JavaScript runtime environment that shares a common global scope. The TypeScript engine is consist of a single compiler that uses LLVM as its backend. <text:span text:style-name="T10">WebAssembly module is compiled through LLVM and is treated as same as a TypeScript module. </text:span></text:p>
      <text:p text:style-name="P26"/>
      <text:p text:style-name="P27">The JavaScript engine has the most complicated implementation in this project. As it is a Dynamic Language, it must feature an interpreter, a JIT compiler, and speculations. Most of the complications of JIT execution has already been done in the LLVM project. But the language implementation is the trickiest part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Type System</text:p>
      <text:p text:style-name="P27"/>
      <text:p text:style-name="P11">Na<text:span text:style-name="T19">N</text:span> Boxing</text:p>
      <text:p text:style-name="P11"/>
      <text:p text:style-name="P27">Nan boxing is used by the JavaScript engine <text:span text:style-name="T11">as a technique to allow any dynamic type to be contained in a 64bit float. </text:span></text:p>
      <text:p text:style-name="P27"/>
      <text:p text:style-name="P28">When the value is not a number, the first 16 bit is used to identify the type and the last 48 bit is used to store data such as pointers or symbols.</text:p>
      <text:p text:style-name="P28"/>
      <text:p text:style-name="P32">The basic data types includes number, string, symbol, object, undefined and null</text:p>
      <text:p text:style-name="P32"/>
      <text:p text:style-name="P31">According to the IEEE-754, a<text:span text:style-name="T19">ny value that has its 12 bit high starting from the second bit is a Nan value, this leaves us 52bits to use with.</text:span></text:p>
      <text:p text:style-name="P33">In our NaN boxing implementation, 4bits are used as a tag and 48bits for pointer.</text:p>
      <text:p text:style-name="P33">Any value that is not a NaN is a number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2"><text:soft-page-break/>Typed Object</text:p>
      <text:p text:style-name="P12"/>
      <text:p text:style-name="P29">Typed Objects are objects that are defined by the typescript interface. It is statically typed and a header provides the signature of such object.</text:p>
      <text:p text:style-name="P29"/>
      <text:p text:style-name="P29">Typed Objects are consist of multiple fragments. <text:span text:style-name="T18">All fragments are allocated as a single array of bytes</text:span></text:p>
      <text:p text:style-name="P29"/>
      <text:p text:style-name="P29">For example: </text:p>
      <text:p text:style-name="P29"/>
      <text:p text:style-name="P35">class App{</text:p>
      <text:p text:style-name="P35"><text:s text:c="4"/>function run(){}</text:p>
      <text:p text:style-name="P35">}</text:p>
      <text:p text:style-name="P35"/>
      <text:p text:style-name="P34">class My<text:span text:style-name="T20">App</text:span> extends <text:span text:style-name="T20">App</text:span>{</text:p>
      <text:p text:style-name="P34"><text:span text:style-name="T12"><text:s text:c="4"/>function </text:span><text:span text:style-name="T20">run</text:span><text:span text:style-name="T12">(){}</text:span></text:p>
      <text:p text:style-name="P34">}</text:p>
      <text:p text:style-name="P29"/>
      <text:p text:style-name="P30"><draw:custom-shape text:anchor-type="paragraph" draw:z-index="0" draw:name="Shape 1" draw:style-name="gr2" draw:text-style-name="P45" svg:width="2.982cm" svg:height="1.906cm" svg:x="0.801cm" svg:y="1.125cm"><text:p text:style-name="P43">{run: ...}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2" draw:text-style-name="P44" svg:width="2.982cm" svg:height="1.906cm" svg:x="6.939cm" svg:y="1.143cm"><text:p text:style-name="P43">{run: ...}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4" draw:style-name="gr1" draw:text-style-name="P44" svg:width="3.246cm" svg:height="1.906cm" svg:x="12.548cm" svg:y="1.122cm"><text:p text:style-name="P43">Object.prototyp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when calling <text:span text:style-name="T13">new My</text:span><text:span text:style-name="T14">App</text:span><text:span text:style-name="T15">, an object as below is constructed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8">And this is virtually equal to this C structure.</text:p>
      <text:p text:style-name="P38"/>
      <text:p text:style-name="P38">#[repr(C)]</text:p>
      <text:p text:style-name="P33"><text:span text:style-name="T15">struct My</text:span><text:span text:style-name="T17">App</text:span><text:span text:style-name="T15">{</text:span></text:p>
      <text:p text:style-name="P33"><text:span text:style-name="T15"><text:s text:c="4"/></text:span><text:span text:style-name="T16">header1: ObjectHeader,</text:span></text:p>
      <text:p text:style-name="P33"><text:span text:style-name="T15"><text:s text:c="4"/></text:span><text:span text:style-name="T17">run1</text:span><text:span text:style-name="T15">: fn(),</text:span></text:p>
      <text:p text:style-name="P33"><text:span text:style-name="T15"><text:s text:c="4"/></text:span><text:span text:style-name="T16">header0: ObjectHeader,</text:span></text:p>
      <text:p text:style-name="P33"><text:span text:style-name="T16"><text:s text:c="4"/></text:span><text:span text:style-name="T17">run0: fn(),</text:span></text:p>
      <text:p text:style-name="P38"><text:s text:c="4"/>__proto__: Object.prototype</text:p>
      <text:p text:style-name="P38">}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soft-page-break/>Runtime</text:p>
      <text:p text:style-name="P41">String interning</text:p>
      <text:p text:style-name="P41"/>
      <text:p text:style-name="P39">The strings are allocated and interned in the runtime</text:p>
      <text:p text:style-name="P41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1T11:41:01.942000000</meta:creation-date>
    <dc:date>2023-01-20T10:19:56.452000000</dc:date>
    <meta:editing-duration>PT8H41M53S</meta:editing-duration>
    <meta:editing-cycles>19</meta:editing-cycles>
    <meta:generator>LibreOffice/7.2.1.2$Windows_X86_64 LibreOffice_project/87b77fad49947c1441b67c559c339af8f3517e22</meta:generator>
    <meta:document-statistic meta:table-count="1" meta:image-count="0" meta:object-count="0" meta:page-count="6" meta:paragraph-count="84" meta:word-count="644" meta:character-count="4075" meta:non-whitespace-character-count="3457"/>
  </office:meta>
</office:document-meta>
</file>